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5bbe3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5" style:family="paragraph" style:parent-style-name="Standard">
      <style:text-properties officeooo:rsid="0dde9a1c" officeooo:paragraph-rsid="1065a151"/>
    </style:style>
    <style:style style:name="P76" style:family="paragraph" style:parent-style-name="Standard">
      <style:text-properties officeooo:paragraph-rsid="0f1c472f"/>
    </style:style>
    <style:style style:name="P77" style:family="paragraph" style:parent-style-name="Standard">
      <style:text-properties officeooo:paragraph-rsid="0f3ae219"/>
    </style:style>
    <style:style style:name="P78" style:family="paragraph" style:parent-style-name="Footnote">
      <style:text-properties officeooo:rsid="043ccc66" officeooo:paragraph-rsid="0f40045a"/>
    </style:style>
    <style:style style:name="P79" style:family="paragraph" style:parent-style-name="Footnote">
      <style:text-properties officeooo:rsid="043ccc66" officeooo:paragraph-rsid="0f4dc0dc"/>
    </style:style>
    <style:style style:name="P80" style:family="paragraph" style:parent-style-name="Standard">
      <style:text-properties officeooo:paragraph-rsid="0f4adb30"/>
    </style:style>
    <style:style style:name="P81" style:family="paragraph" style:parent-style-name="Standard">
      <style:text-properties officeooo:paragraph-rsid="0f4cd335"/>
    </style:style>
    <style:style style:name="P82" style:family="paragraph" style:parent-style-name="Standard">
      <style:text-properties officeooo:paragraph-rsid="0f6ac771"/>
    </style:style>
    <style:style style:name="P83" style:family="paragraph" style:parent-style-name="Standard">
      <style:text-properties officeooo:paragraph-rsid="0f6d4ef8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daef67d"/>
    </style:style>
    <style:style style:name="P86" style:family="paragraph" style:parent-style-name="Standard">
      <style:paragraph-properties fo:text-align="center" style:justify-single-word="false"/>
      <style:text-properties officeooo:paragraph-rsid="0db0d4d1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102f2d76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Standard">
      <style:text-properties officeooo:paragraph-rsid="102b18a5"/>
    </style:style>
    <style:style style:name="P95" style:family="paragraph" style:parent-style-name="Standard">
      <style:text-properties officeooo:paragraph-rsid="102d0319"/>
    </style:style>
    <style:style style:name="P96" style:family="paragraph" style:parent-style-name="Standard">
      <style:text-properties officeooo:paragraph-rsid="1032d175"/>
    </style:style>
    <style:style style:name="P97" style:family="paragraph" style:parent-style-name="Standard">
      <style:text-properties officeooo:paragraph-rsid="103d33d3"/>
    </style:style>
    <style:style style:name="P98" style:family="paragraph" style:parent-style-name="Footnote">
      <style:text-properties officeooo:paragraph-rsid="104a80be"/>
    </style:style>
    <style:style style:name="P99" style:family="paragraph" style:parent-style-name="Footnote">
      <style:text-properties officeooo:paragraph-rsid="104e894e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16337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4fd4" officeooo:paragraph-rsid="10684fd4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8a10a" officeooo:paragraph-rsid="1068a10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/>
      <style:text-properties officeooo:paragraph-rsid="0eb4913f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0bddfbe" style:font-size-asian="12pt" style:font-size-complex="12pt"/>
    </style:style>
    <style:style style:name="T17" style:family="text">
      <style:text-properties style:font-name="Liberation Sans" fo:font-size="12pt" fo:language="en" fo:country="GB" officeooo:rsid="105044da" style:font-size-asian="12pt" style:font-size-complex="12pt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0pt" fo:language="en" fo:country="GB" style:font-size-asian="10pt" style:font-size-complex="10pt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57e617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ac0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7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5d378b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5f5e5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bold" officeooo:rsid="105d378b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language="en" fo:country="GB"/>
    </style:style>
    <style:style style:name="T27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1" style:family="text">
      <style:text-properties fo:language="en" fo:country="GB" officeooo:rsid="0f28d107"/>
    </style:style>
    <style:style style:name="T272" style:family="text">
      <style:text-properties fo:language="en" fo:country="GB" officeooo:rsid="1052c7f3"/>
    </style:style>
    <style:style style:name="T273" style:family="text">
      <style:text-properties fo:language="en" fo:country="GB" officeooo:rsid="105c8aaa"/>
    </style:style>
    <style:style style:name="T274" style:family="text">
      <style:text-properties officeooo:rsid="0f981b1c"/>
    </style:style>
    <style:style style:name="T275" style:family="text">
      <style:text-properties style:font-name="Liberation Mono" fo:font-size="8pt" style:font-size-asian="8pt" style:font-size-complex="8pt" loext:padding="0.049cm" loext:border="0.31pt solid #000000"/>
    </style:style>
    <style:style style:name="T276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7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98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99" style:family="text">
      <style:text-properties officeooo:rsid="0fed6741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officeooo:rsid="1051ee52" style:font-weight-asian="bold" style:font-weight-complex="bold"/>
    </style:style>
    <style:style style:name="T302" style:family="text">
      <style:text-properties officeooo:rsid="1051ee52"/>
    </style:style>
    <style:style style:name="T303" style:family="text">
      <style:text-properties officeooo:rsid="105f126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30">Checklist for installing </text:span></text:span><text:span text:style-name="Strong_20_Emphasis"><text:span text:style-name="T130"><text:user-field-get text:name="Distro">Rocky Linux</text:user-field-get></text:span></text:span><text:span text:style-name="Strong_20_Emphasis"><text:span text:style-name="T130"><text:s/></text:span></text:span><text:span text:style-name="Strong_20_Emphasis"><text:span text:style-name="T131"><text:user-field-get text:name="Version">8.10</text:user-field-get></text:span></text:span><text:span text:style-name="Strong_20_Emphasis"><text:span text:style-name="T132"><text:note text:id="ftn0" text:note-class="footnote"><text:note-citation>1</text:note-citation><text:note-body><text:p text:style-name="P98"><text:span text:style-name="T277">This </text:span><text:span text:style-name="Strong_20_Emphasis"><text:span text:style-name="T281"><text:user-field-get text:name="Distro">Rocky Linux</text:user-field-get></text:span></text:span><text:span text:style-name="T278"><text:s/></text:span><text:span text:style-name="T282"><text:user-field-get text:name="Version">8.10</text:user-field-get></text:span><text:span text:style-name="T282"><text:s/>Desktop</text:span><text:span text:style-name="T277"> (codename </text:span><text:span text:style-name="T280">GreenObsidian</text:span><text:span text:style-name="T277">) from </text:span><text:span text:style-name="T279">May</text:span><text:span text:style-name="T277"> </text:span><text:span text:style-name="Strong_20_Emphasis"><text:span text:style-name="T283"><text:user-field-get text:name="Releaseyear">2024</text:user-field-get></text:span></text:span><text:span text:style-name="T277"><text:s/>is a so-called LTS version (stands for Long-Term Support) and is supported for 5 years until </text:span><text:span text:style-name="T279">May</text:span><text:span text:style-name="T277"> 2029.</text:span></text:p></text:note-body></text:note></text:span></text:span><text:span text:style-name="Strong_20_Emphasis"><text:span text:style-name="T133"><text:s/></text:span></text:span><text:span text:style-name="Strong_20_Emphasis"><text:span text:style-name="T135">Desktop</text:span></text:span><text:span text:style-name="Strong_20_Emphasis"><text:span text:style-name="T134">.</text:span></text:span></text:p>
      <text:p text:style-name="P37"><text:span text:style-name="Strong_20_Emphasis"><text:span text:style-name="T94"/></text:span></text:p>
      <text:p text:style-name="P37"><text:span text:style-name="Strong_20_Emphasis"><text:span text:style-name="T180">This is a fillable PDF, no printing required.</text:span></text:span></text:p>
      <text:p text:style-name="P38"><text:span text:style-name="Strong_20_Emphasis"><text:span text:style-name="T129"/></text:span></text:p>
      <text:p text:style-name="P22"><text:span text:style-name="T150">Fill in the </text:span><text:span text:style-name="Strong_20_Emphasis"><text:span text:style-name="T58">text box</text:span></text:span><text:span text:style-name="T150"> behind the </text:span><text:span text:style-name="T158">underlined</text:span><text:span text:style-name="T151"> </text:span><text:span text:style-name="T150">words, see [explanation]:</text:span></text:p>
      <text:p text:style-name="P20"><text:span text:style-name="Definition"><text:span text:style-name="T270">user</text:span></text:span><text:span text:style-name="T223"><text:tab/><text:tab/></text:span><text:span text:style-name="T233"> <text:tab/><text:tab/><text:tab/> </text:span><text:span text:style-name="T224"><draw:control text:anchor-type="as-char" svg:y="-0.4cm" draw:z-index="4" draw:name="Gebruiker" draw:style-name="gr2" draw:text-style-name="P114" svg:width="6.4cm" svg:height="0.6cm" draw:control="control3"><svg:title>Gebruiker</svg:title><svg:desc>Volledige naam, bijv. Jan Stek</svg:desc></draw:control></text:span><text:span text:style-name="T224"><text:s text:c="2"/></text:span><text:span text:style-name="T225">[</text:span><text:span text:style-name="T232">F</text:span><text:span text:style-name="T226">ull </text:span><text:span text:style-name="T234">na</text:span><text:span text:style-name="T236">me,</text:span><text:span text:style-name="T234"> </text:span><text:span text:style-name="T236">e.g.</text:span><text:span text:style-name="T234"> </text:span><text:span text:style-name="T235">J</text:span><text:span text:style-name="T238">ohn Doe</text:span><text:span text:style-name="T241">]</text:span></text:p>
      <text:p text:style-name="P76"><text:span text:style-name="Definition"><text:span text:style-name="T240">USER</text:span></text:span><text:span text:style-name="Definition"><text:span text:style-name="T269">na</text:span></text:span><text:span text:style-name="Definition"><text:span text:style-name="T271">me</text:span></text:span><text:span text:style-name="T239"><text:tab/><text:tab/><text:tab/> </text:span><text:span text:style-name="T239"><draw:control text:anchor-type="as-char" svg:y="-0.4cm" draw:z-index="10" draw:name="Gberuikersnaam 2" draw:style-name="gr2" draw:text-style-name="P114" svg:width="6.4cm" svg:height="0.6cm" draw:control="control9"><svg:title>Gebruikersnaam</svg:title><svg:desc>Korte naam, bijv. jan</svg:desc></draw:control></text:span><text:span text:style-name="T239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41">j</text:span><text:span text:style-name="T143">oh</text:span><text:span text:style-name="T141">n</text:span><text:span text:style-name="T142">]</text:span></text:p>
      <text:p text:style-name="P19"><text:span text:style-name="Definition"><text:span text:style-name="T269">COMPUTERNA</text:span></text:span><text:span text:style-name="Definition"><text:span text:style-name="T271">me</text:span></text:span><text:span text:style-name="T242"><text:tab/> </text:span><text:span text:style-name="T269"><draw:control text:anchor-type="as-char" svg:y="-0.4cm" draw:z-index="5" draw:name="Computernaam" draw:style-name="gr2" draw:text-style-name="P114" svg:width="6.4cm" svg:height="0.6cm" draw:control="control4"><svg:title>Computernaam</svg:title><svg:desc>Unieke naam van de computer</svg:desc></draw:control></text:span><text:span text:style-name="T269"><text:s text:c="2"/></text:span><text:span text:style-name="T243">[</text:span><text:span text:style-name="T249">N</text:span><text:span text:style-name="T244">a</text:span><text:span text:style-name="T248">me of the</text:span><text:span text:style-name="T244"> compute</text:span><text:span text:style-name="T245">r, </text:span><text:span text:style-name="T248">e.g.</text:span><text:span text:style-name="T246"> </text:span><text:span text:style-name="T247">pc02</text:span><text:span text:style-name="T243">]</text:span></text:p>
      <text:p text:style-name="P23"><text:span text:style-name="Definition"><text:span text:style-name="T251">USER</text:span></text:span><text:span text:style-name="T250"><text:tab/><text:tab/></text:span><text:span text:style-name="T233"> <text:tab/><text:tab/><text:tab/> </text:span><text:span text:style-name="T224"><draw:control text:anchor-type="as-char" svg:y="-0.4cm" draw:z-index="8" draw:name="Gebruiker 1" draw:style-name="gr2" draw:text-style-name="P114" svg:width="6.4cm" svg:height="0.6cm" draw:control="control7"><svg:title>Gebruiker</svg:title><svg:desc>Volledige naam, bijv. Jan Stek</svg:desc></draw:control></text:span><text:span text:style-name="T224"><text:s text:c="2"/></text:span><text:span text:style-name="T225">[</text:span><text:span text:style-name="T232">F</text:span><text:span text:style-name="T227">ull </text:span><text:span text:style-name="T228">na</text:span><text:span text:style-name="T229">me</text:span><text:span text:style-name="T228"> possibly </text:span><text:span text:style-name="T231">2</text:span><text:span text:style-name="T263">nd</text:span><text:span text:style-name="T231"> </text:span><text:span text:style-name="T230">user</text:span><text:span text:style-name="T237">]</text:span></text:p>
      <text:p text:style-name="P93"><text:span text:style-name="Definition"><text:span text:style-name="T251">USERN</text:span></text:span><text:span text:style-name="Definition"><text:span text:style-name="T252">a</text:span></text:span><text:span text:style-name="Definition"><text:span text:style-name="T253">me</text:span></text:span><text:span text:style-name="Definition"><text:span text:style-name="T257"><text:tab/><text:tab/><text:tab/> </text:span></text:span><text:span text:style-name="T239"><draw:control text:anchor-type="as-char" svg:y="-0.4cm" draw:z-index="9" draw:name="Gberuikersnaam 1" draw:style-name="gr2" draw:text-style-name="P114" svg:width="6.4cm" svg:height="0.6cm" draw:control="control8"><svg:title>Gebruikersnaam</svg:title><svg:desc>Korte naam, bijv. jan</svg:desc></draw:control></text:span><text:span text:style-name="T239"><text:s text:c="2"/></text:span><text:span text:style-name="T254">[</text:span><text:span text:style-name="T256">U</text:span><text:span text:style-name="T255">ser</text:span><text:span text:style-name="T259">na</text:span><text:span text:style-name="T260">me</text:span><text:span text:style-name="T259"> possibly </text:span><text:span text:style-name="T262">2</text:span><text:span text:style-name="T264">nd</text:span><text:span text:style-name="T262"> </text:span><text:span text:style-name="T261">user</text:span><text:span text:style-name="T258">]</text:span></text:p>
      <text:p text:style-name="P21"><text:span text:style-name="T144">Replace the </text:span><text:span text:style-name="T157">underlined</text:span><text:span text:style-name="T144"> words in this checklist with those in the </text:span><text:span text:style-name="Strong_20_Emphasis"><text:span text:style-name="T33">te</text:span></text:span><text:span text:style-name="Strong_20_Emphasis"><text:span text:style-name="T48">x</text:span></text:span><text:span text:style-name="Strong_20_Emphasis"><text:span text:style-name="T33">t </text:span></text:span><text:span text:style-name="Strong_20_Emphasis"><text:span text:style-name="T48">box</text:span></text:span><text:span text:style-name="T144">.</text:span></text:p>
      <text:p text:style-name="P62"/>
      <text:p text:style-name="P62"/>
      <text:p text:style-name="P24"><text:span text:style-name="T153">Not yet on Linux?</text:span><text:span text:style-name="T145"><text:tab/></text:span><text:span text:style-name="T152">Use</text:span><text:span text:style-name="T146"> </text:span><text:span text:style-name="Strong_20_Emphasis"><text:span text:style-name="T155">Checklist </text:span></text:span><text:span text:style-name="Strong_20_Emphasis"><text:span text:style-name="T156">transfer</text:span></text:span><text:span text:style-name="T146"> o</text:span><text:span text:style-name="T149">n</text:span><text:span text:style-name="T14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47"> </text:span><text:span text:style-name="T149">u</text:span><text:span text:style-name="T147">nder </text:span><text:span text:style-name="T154">Linux</text:span><text:span text:style-name="T148">.</text:span></text:p>
      <text:p text:style-name="P60"><text:span text:style-name="T167">New installation?</text:span><text:span text:style-name="T169"><text:tab/><text:tab/></text:span><text:span text:style-name="T171">Start at chapter</text:span><text:span text:style-name="T169"> </text:span><text:span text:style-name="T167"><text:bookmark-ref text:reference-format="page" text:ref-name="__RefNumPara__4009_1271708128">2</text:bookmark-ref></text:span><text:span text:style-name="T169"><text:s text:c="2"/></text:span><text:span text:style-name="T168"><text:bookmark-ref text:reference-format="text" text:ref-name="__RefNumPara__4009_1271708128">Perform installation</text:bookmark-ref></text:span><text:span text:style-name="T170">.</text:span></text:p>
      <text:p text:style-name="P44"/>
      <text:p text:style-name="P44"/>
      <text:list text:style-name="L1">
        <text:list-item>
          <text:p text:style-name="P105"><text:bookmark-start text:name="__RefNumPara__4083_1271708128"/>Prepar<text:span text:style-name="T274">e </text:span>installation<text:bookmark-end text:name="__RefNumPara__4083_1271708128"/></text:p>
        </text:list-item>
      </text:list>
      <text:p text:style-name="P3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7" draw:name="Vorm3_0" draw:style-name="gr1" draw:text-style-name="P11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2" draw:name="Vorm3_ 1" draw:style-name="gr1" draw:text-style-name="P113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3"><text:note text:id="ftn1" text:note-class="footnote"><text:note-citation>2</text:note-citation><text:note-body><text:p text:style-name="P78"><text:span text:style-name="User_20_Entry"><text:span text:style-name="T97">Login any additional </text:span></text:span><text:span text:style-name="Definition"><text:span text:style-name="T268">USER</text:span></text:span><text:span text:style-name="User_20_Entry"><text:span text:style-name="T101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2" office:value-type="string">
            <text:p text:style-name="P45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1"><text:span text:style-name="Strong_20_Emphasis"><text:span text:style-name="T62"><draw:control text:anchor-type="as-char" draw:z-index="15" draw:name="Vorm 4" draw:style-name="gr1" draw:text-style-name="P11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82"><text:span text:style-name="Strong_20_Emphasis"><text:span text:style-name="T54">P</text:span></text:span><text:span text:style-name="Strong_20_Emphasis"><text:span text:style-name="T35">ress the </text:span></text:span><text:span text:style-name="Strong_20_Emphasis"><text:span text:style-name="T127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24"><text:note text:id="ftn2" text:note-class="footnote"><text:note-citation>3</text:note-citation><text:note-body><text:p text:style-name="P2">The <text:span text:style-name="T275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7"><text:span text:style-name="T14">Type these two commands, each followed by the</text:span><text:span text:style-name="Strong_20_Emphasis"><text:span text:style-name="T40"> </text:span></text:span><text:span text:style-name="Strong_20_Emphasis"><text:span text:style-name="T128">Enter</text:span></text:span><text:span text:style-name="T14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96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96"><text:span text:style-name="User_20_Entry"><text:span text:style-name="T111">bash </text:span></text:span><text:span text:style-name="User_20_Entry"><text:span text:style-name="T113">getkz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7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8" office:value-type="string">
            <text:p text:style-name="P46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91"><text:span text:style-name="Strong_20_Emphasis"><text:span text:style-name="T62"><draw:control text:anchor-type="as-char" draw:z-index="16" draw:name="Vorm 6" draw:style-name="gr1" draw:text-style-name="P11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2"><draw:control text:anchor-type="as-char" draw:z-index="17" draw:name="Vorm 7" draw:style-name="gr1" draw:text-style-name="P113" svg:width="0.35cm" svg:height="0.35cm" draw:control="control16"/></text:span></text:span></text:p>
          </table:table-cell>
          <table:table-cell table:style-name="_31_._5f_Installatie_5f_voorbereiden.D9" office:value-type="string">
            <text:p text:style-name="P82"><text:span text:style-name="Strong_20_Emphasis"><text:span text:style-name="T54">P</text:span></text:span><text:span text:style-name="Strong_20_Emphasis"><text:span text:style-name="T36">ress the</text:span></text:span><text:span text:style-name="Strong_20_Emphasis"><text:span text:style-name="T37"> </text:span></text:span><text:span text:style-name="Strong_20_Emphasis"><text:span text:style-name="T127">Super</text:span></text:span><text:span text:style-name="Strong_20_Emphasis"><text:span text:style-name="T36"> key</text:span></text:span><text:span text:style-name="Strong_20_Emphasis"><text:span text:style-name="T26"><text:note-ref text:note-class="footnote" text:reference-format="text" text:ref-name="ftn2">3</text:note-ref></text:span></text:span><text:span text:style-name="Strong_20_Emphasis"><text:span text:style-name="T36">, type </text:span></text:span><text:span text:style-name="Strong_20_Emphasis"><text:span text:style-name="T80">menu</text:span></text:span><text:span text:style-name="Strong_20_Emphasis"><text:span text:style-name="T36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36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70"><text:span text:style-name="Strong_20_Emphasis"><text:span text:style-name="T42">Select </text:span></text:span><text:span text:style-name="Strong_20_Emphasis"><text:span text:style-name="T81">1</text:span></text:span><text:span text:style-name="Strong_20_Emphasis"><text:span text:style-name="T42"> Prepar</text:span></text:span><text:span text:style-name="Strong_20_Emphasis"><text:span text:style-name="T59">e</text:span></text:span><text:span text:style-name="Strong_20_Emphasis"><text:span text:style-name="T42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71"><text:span text:style-name="Strong_20_Emphasis"><text:span text:style-name="T41">Follow the instructions on the screen.</text:span></text:span></text:p>
          </table:table-cell>
        </table:table-row>
      </table:table>
      <text:p text:style-name="P33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4"><text:span text:style-name="Strong_20_Emphasis"><text:span text:style-name="T62"><draw:control text:anchor-type="as-char" draw:z-index="2" draw:name="Vorm9" draw:style-name="gr1" draw:text-style-name="P113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7"><text:span text:style-name="T159">Boot the computer from</text:span><text:span text:style-name="T163"><text:note text:id="ftn3" text:note-class="footnote"><text:note-citation>1</text:note-citation><text:note-body><text:p text:style-name="P6"><text:span text:style-name="T107">Boot menu/Setup via one of the </text:span><text:span text:style-name="T108">f</text:span><text:span text:style-name="T107">requently used keys:</text:span> <text:span text:style-name="T276">Esc</text:span>, <text:span text:style-name="T276">Delete</text:span>, <text:span text:style-name="T276">F1</text:span>, <text:span text:style-name="T276">F2</text:span>, <text:span text:style-name="T276">F9</text:span>, <text:span text:style-name="T276">F10</text:span>, <text:span text:style-name="T276">F11</text:span>, <text:span text:style-name="T299">or </text:span><text:span text:style-name="T276">F12</text:span>.</text:p></text:note-body></text:note></text:span><text:span text:style-name="T159"> an</text:span><text:span text:style-name="T161"> </text:span><text:span text:style-name="Strong_20_Emphasis"><text:span text:style-name="T138"><text:user-field-get text:name="Distro">Rocky Linux</text:user-field-get></text:span></text:span><text:span text:style-name="T162"><text:s/></text:span><text:span text:style-name="T139"><text:user-field-get text:name="Version">8.10</text:user-field-get></text:span><text:span text:style-name="T139"><text:s/></text:span><text:span text:style-name="Strong_20_Emphasis"><text:span text:style-name="T95">Desktop </text:span></text:span><text:span text:style-name="Strong_20_Emphasis"><text:span text:style-name="T93">L</text:span></text:span><text:span text:style-name="T90">ive</text:span><text:span text:style-name="T90"><text:note text:id="ftn4" text:note-class="footnote"><text:note-citation>2</text:note-citation><text:note-body><text:p text:style-name="P92"><text:span text:style-name="T19">From a Live USB stick you can boot and work with </text:span><text:span text:style-name="Strong_20_Emphasis"><text:span text:style-name="T166"><text:user-field-get text:name="Distro">Rocky Linux</text:user-field-get></text:span></text:span><text:span text:style-name="Strong_20_Emphasis"><text:span text:style-name="T166"><text:s/></text:span></text:span><text:span text:style-name="T19">without modifying any files on the hard drive and also allows installation of </text:span><text:span text:style-name="Strong_20_Emphasis"><text:span text:style-name="T166"><text:user-field-get text:name="Distro">Rocky Linux</text:user-field-get></text:span></text:span><text:span text:style-name="Strong_20_Emphasis"><text:span text:style-name="T166">.</text:span></text:span></text:p></text:note-body></text:note></text:span><text:span text:style-name="T159"> USB stick</text:span><text:span text:style-name="T91"><text:note text:id="ftn5" text:note-class="footnote"><text:note-citation>3</text:note-citation><text:note-body><text:p text:style-name="P99"><text:span text:style-name="Strong_20_Emphasis"><text:span text:style-name="T98">Create a bootable USB stick:<text:line-break/>Download a </text:span></text:span><text:span text:style-name="Strong_20_Emphasis"><text:span text:style-name="T102"><text:user-field-get text:name="Distro">Rocky Linux</text:user-field-get></text:span></text:span><text:span text:style-name="Strong_20_Emphasis"><text:span text:style-name="T102"><text:s/>Desktop</text:span></text:span><text:span text:style-name="Strong_20_Emphasis"><text:span text:style-name="T98"> </text:span></text:span><text:span text:style-name="Strong_20_Emphasis"><text:span text:style-name="T102"><text:user-field-get text:name="Version">8.10</text:user-field-get></text:span></text:span><text:span text:style-name="Strong_20_Emphasis"><text:span text:style-name="T102"><text:s/></text:span></text:span><text:span text:style-name="Strong_20_Emphasis"><text:span text:style-name="T103">LTS </text:span></text:span><text:span text:style-name="Strong_20_Emphasis"><text:span text:style-name="T98">CD image file (.iso) from</text:span></text:span><text:span text:style-name="Strong_20_Emphasis"><text:span text:style-name="T100"> </text:span></text:span><text:a xlink:type="simple" xlink:href="https://rockylinux.org/nl/download" text:style-name="Internet_20_link" text:visited-style-name="Visited_20_Internet_20_Link"><text:span text:style-name="Strong_20_Emphasis"><text:span text:style-name="T266">rockylinux.org/nl/download</text:span></text:span></text:a><text:span text:style-name="Strong_20_Emphasis"><text:span text:style-name="T100">.</text:span></text:span><text:span text:style-name="Strong_20_Emphasis"><text:span text:style-name="T98"><text:line-break/></text:span></text:span><text:span text:style-name="Strong_20_Emphasis"><text:span text:style-name="T99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9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5">karelzimmer.nl/en</text:span></text:span></text:a><text:span text:style-name="Strong_20_Emphasis"><text:span text:style-name="T99">, under </text:span></text:span><text:span text:style-name="Strong_20_Emphasis"><text:span text:style-name="T104">Linux</text:span></text:span><text:span text:style-name="Strong_20_Emphasis"><text:span text:style-name="T99">.</text:span></text:span></text:p></text:note-body></text:note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42"><text:span text:style-name="T140">Select</text:span><text:span text:style-name="Strong_20_Emphasis"><text:span text:style-name="T63"> </text:span></text:span><text:span text:style-name="Strong_20_Emphasis"><text:span text:style-name="T121">Install</text:span></text:span><text:span text:style-name="Strong_20_Emphasis"><text:span text:style-name="T64"> </text:span></text:span><text:span text:style-name="Strong_20_Emphasis"><text:span text:style-name="T122"><text:user-field-get text:name="Distro">Rocky Linux</text:user-field-get></text:span></text:span><text:span text:style-name="Strong_20_Emphasis"><text:span text:style-name="T124"><text:s/></text:span></text:span><text:span text:style-name="Strong_20_Emphasis"><text:span text:style-name="T123"><text:user-field-get text:name="Version">8.10</text:user-field-get>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31"/></text:span></text:p>
          </table:table-cell>
          <table:table-cell table:style-name="_32_._5f_Installatie_5f_uitvoeren.C3" office:value-type="string">
            <text:p text:style-name="P71"><text:span text:style-name="Strong_20_Emphasis"><text:span text:style-name="T125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8" draw:name="Vorm 1" draw:style-name="gr1" draw:text-style-name="P113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29"><text:span text:style-name="T181">At</text:span><text:span text:style-name="T182"> </text:span><text:span text:style-name="Strong_20_Emphasis"><text:span text:style-name="T181">WELCOME TO ROCKY LINUX 8.10</text:span></text:span><text:span text:style-name="Strong_20_Emphasis"><text:span text:style-name="T194"> select language and click </text:span></text:span><text:span text:style-name="T205">Continue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2" draw:name="Vorm 10" draw:style-name="gr1" draw:text-style-name="P113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9"><text:span text:style-name="T184">U</text:span><text:span text:style-name="T185">nder</text:span><text:span text:style-name="T182"> </text:span><text:span text:style-name="Strong_20_Emphasis"><text:span text:style-name="T185">USER SETTINGS</text:span></text:span><text:span text:style-name="Strong_20_Emphasis"><text:span text:style-name="T200"> </text:span></text:span><text:span text:style-name="Strong_20_Emphasis"><text:span text:style-name="T201">click</text:span></text:span><text:span text:style-name="Strong_20_Emphasis"><text:span text:style-name="T202"> </text:span></text:span><text:span text:style-name="T206">User </text:span><text:span text:style-name="T207">C</text:span><text:span text:style-name="T206">reation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00"><text:span text:style-name="T272">Enter your</text:span><text:span text:style-name="T273"> </text:span><text:span text:style-name="Strong_20_Emphasis"><text:span text:style-name="T89">Full name</text:span></text:span><text:span text:style-name="Strong_20_Emphasis"><text:span text:style-name="T68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User name</text:span></text:span><text:span text:style-name="Strong_20_Emphasis"><text:span text:style-name="T68"> </text:span></text:span><text:span text:style-name="Definition"><text:span text:style-name="T12">username</text:span></text:span><text:span text:style-name="Strong_20_Emphasis"><text:span text:style-name="T68">,</text:span></text:span></text:p>
            <text:p text:style-name="P100"><text:span text:style-name="Strong_20_Emphasis"><text:span text:style-name="T70">check</text:span></text:span><text:span text:style-name="Strong_20_Emphasis"><text:span text:style-name="T71"> </text:span></text:span><text:span text:style-name="Strong_20_Emphasis"><text:span text:style-name="T85">Ma</text:span></text:span><text:span text:style-name="Strong_20_Emphasis"><text:span text:style-name="T86">ke this user administrator</text:span></text:span><text:span text:style-name="Strong_20_Emphasis"><text:span text:style-name="T71">, </text:span></text:span><text:span text:style-name="Strong_20_Emphasis"><text:span text:style-name="T72">and</text:span></text:span></text:p>
            <text:p text:style-name="P101"><text:span text:style-name="Strong_20_Emphasis"><text:span text:style-name="T67">enter a </text:span></text:span><text:span text:style-name="Strong_20_Emphasis"><text:span text:style-name="T84">password</text:span></text:span><text:span text:style-name="Strong_20_Emphasis"><text:span text:style-name="T67"> twice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><text:span text:style-name="T302">C</text:span>li<text:span text:style-name="T302">c</text:span>k <text:span text:style-name="T301">Done</text:span>.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3" draw:name="Vorm 11" draw:style-name="gr1" draw:text-style-name="P113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5">nder</text:span><text:span text:style-name="T183"> </text:span><text:span text:style-name="T208">SOFTWARE</text:span><text:span text:style-name="T183"> </text:span><text:span text:style-name="T186">click</text:span><text:span text:style-name="T187"> </text:span><text:span text:style-name="T208">Installati</text:span><text:span text:style-name="T209">on Source</text:span><text:span text:style-name="T183"> </text:span><text:span text:style-name="T187">and click </text:span><text:span text:style-name="T209">Done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4" draw:name="Vorm 2" draw:style-name="gr1" draw:text-style-name="P113" svg:width="0.35cm" svg:height="0.35cm" draw:control="control23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5">nder</text:span><text:span text:style-name="T183"> </text:span><text:span text:style-name="T208">SYSTEM</text:span><text:span text:style-name="T183"> </text:span><text:span text:style-name="T186">click</text:span><text:span text:style-name="T187"> </text:span><text:span text:style-name="T208">Installati</text:span><text:span text:style-name="T209">on Destination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3"><text:span text:style-name="T303">Check</text:span><text:span text:style-name="T296"> </text:span><text:span text:style-name="T297">the </text:span><text:span text:style-name="T298">Device Selection</text:span><text:span text:style-name="T284"> </text:span><text:span text:style-name="Strong_20_Emphasis"><text:span text:style-name="T286">and click </text:span></text:span><text:span text:style-name="Strong_20_Emphasis"><text:span text:style-name="T285">Done</text:span></text:span><text:span text:style-name="Strong_20_Emphasis"><text:span text:style-name="T28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8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5" draw:name="Vorm 12" draw:style-name="gr1" draw:text-style-name="P113" svg:width="0.35cm" svg:height="0.35cm" draw:control="control24"/></text:span></text:span></text:p>
          </table:table-cell>
          <table:table-cell table:style-name="_32_._5f_Installatie_5f_uitvoeren.C8" office:value-type="string">
            <text:p text:style-name="P29"><text:span text:style-name="T186">U</text:span><text:span text:style-name="T185">nder</text:span><text:span text:style-name="T183"> </text:span><text:span text:style-name="T208">SYSTEM</text:span><text:span text:style-name="T183"> </text:span><text:span text:style-name="T186">click</text:span><text:span text:style-name="T187"> </text:span><text:span text:style-name="T208">Netwerk &amp; </text:span><text:span text:style-name="T210">H</text:span><text:span text:style-name="T208">ost </text:span><text:span text:style-name="T210">N</text:span><text:span text:style-name="T208">am</text:span><text:span text:style-name="T210">e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0"><text:span text:style-name="T217">Move</text:span><text:span text:style-name="T215"> the slider behind the network adapter </text:span><text:span text:style-name="T216">from </text:span><text:span text:style-name="T219">OFF</text:span><text:span text:style-name="T216"> </text:span><text:span text:style-name="T215">to </text:span><text:span text:style-name="T218">ON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7"><text:span text:style-name="T188">Enter you</text:span><text:span text:style-name="T189">r</text:span><text:span text:style-name="T190"> </text:span><text:span text:style-name="Strong_20_Emphasis"><text:span text:style-name="T191">Host </text:span></text:span><text:span text:style-name="Strong_20_Emphasis"><text:span text:style-name="T188">N</text:span></text:span><text:span text:style-name="Strong_20_Emphasis"><text:span text:style-name="T191">am</text:span></text:span><text:span text:style-name="Strong_20_Emphasis"><text:span text:style-name="T188">e</text:span></text:span><text:span text:style-name="Definition"><text:span text:style-name="T9"> </text:span></text:span><text:span text:style-name="Definition"><text:span text:style-name="T16">computerna</text:span></text:span><text:span text:style-name="Definition"><text:span text:style-name="T17">me</text:span></text:span><text:span text:style-name="Strong_20_Emphasis"><text:span text:style-name="T196"> </text:span></text:span><text:span text:style-name="Strong_20_Emphasis"><text:span text:style-name="T197">and click </text:span></text:span><text:span text:style-name="Strong_20_Emphasis"><text:span text:style-name="T211">Apply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102"><text:span text:style-name="Strong_20_Emphasis"><text:span text:style-name="T199">C</text:span></text:span><text:span text:style-name="Strong_20_Emphasis"><text:span text:style-name="T193">li</text:span></text:span><text:span text:style-name="Strong_20_Emphasis"><text:span text:style-name="T199">c</text:span></text:span><text:span text:style-name="Strong_20_Emphasis"><text:span text:style-name="T193">k </text:span></text:span><text:span text:style-name="Strong_20_Emphasis"><text:span text:style-name="T209">Done</text:span></text:span><text:span text:style-name="Strong_20_Emphasis"><text:span text:style-name="T193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6" draw:name="Vorm 5" draw:style-name="gr1" draw:text-style-name="P113" svg:width="0.35cm" svg:height="0.35cm" draw:control="control25"/></text:span></text:span></text:p>
          </table:table-cell>
          <table:table-cell table:style-name="_32_._5f_Installatie_5f_uitvoeren.C18" office:value-type="string">
            <text:p text:style-name="P29"><text:span text:style-name="T186">U</text:span><text:span text:style-name="T185">nder</text:span><text:span text:style-name="T183"> </text:span><text:span text:style-name="T208">SOFTWARE</text:span><text:span text:style-name="T183"> </text:span><text:span text:style-name="T186">click</text:span><text:span text:style-name="T187"> </text:span><text:span text:style-name="T212">Software </text:span><text:span text:style-name="T213">S</text:span><text:span text:style-name="T212">electi</text:span><text:span text:style-name="T213">on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8" office:value-type="string">
            <text:p text:style-name="P29"><text:span text:style-name="T192">Select </text:span><text:span text:style-name="T212">Server with GUI</text:span><text:span text:style-name="T192"> </text:span><text:span text:style-name="Strong_20_Emphasis"><text:span text:style-name="T202">and click </text:span></text:span><text:span text:style-name="Strong_20_Emphasis"><text:span text:style-name="T214">Done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7" draw:name="Vorm 14" draw:style-name="gr1" draw:text-style-name="P113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28"><text:span text:style-name="Strong_20_Emphasis"><text:span text:style-name="T203">Click</text:span></text:span><text:span text:style-name="Strong_20_Emphasis"><text:span text:style-name="T204"> </text:span></text:span><text:span text:style-name="Strong_20_Emphasis"><text:span text:style-name="T220">Begin </text:span></text:span><text:span text:style-name="Strong_20_Emphasis"><text:span text:style-name="T221">Installation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2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29" draw:name="Vorm 13" draw:style-name="gr1" draw:text-style-name="P113" svg:width="0.35cm" svg:height="0.35cm" draw:control="control28"/></text:span></text:span></text:p>
          </table:table-cell>
          <table:table-cell table:style-name="_32_._5f_Installatie_5f_uitvoeren.C25" office:value-type="string">
            <text:p text:style-name="P28"><text:span text:style-name="Strong_20_Emphasis"><text:span text:style-name="T203">Click</text:span></text:span><text:span text:style-name="Strong_20_Emphasis"><text:span text:style-name="T204"> </text:span></text:span><text:span text:style-name="Strong_20_Emphasis"><text:span text:style-name="T222">Reboot System</text:span></text:span><text:span text:style-name="Strong_20_Emphasis"><text:span text:style-name="T19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2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><text:span text:style-name="Strong_20_Emphasis"><text:span text:style-name="T34"><draw:control text:anchor-type="as-char" draw:z-index="30" draw:name="Vorm 15" draw:style-name="gr1" draw:text-style-name="P113" svg:width="0.35cm" svg:height="0.35cm" draw:control="control29"/></text:span></text:span></text:p>
          </table:table-cell>
          <table:table-cell table:style-name="_32_._5f_Installatie_5f_uitvoeren.C25" office:value-type="string">
            <text:p text:style-name="P109">Under <text:span text:style-name="T300">LICENSING</text:span> click <text:span text:style-name="T300">License Information</text:span>.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25" office:value-type="string">
            <text:p text:style-name="P109">Check <text:span text:style-name="T300">I accept the license sgreement</text:span> and click <text:span text:style-name="T300">Done</text:span>.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25" office:value-type="string">
            <text:p text:style-name="P110">Click <text:span text:style-name="T300">FINISH CONFIGURATION</text:span>.</text:p>
          </table:table-cell>
        </table:table-row>
      </table:table>
      <text:p text:style-name="P65"><text:span text:style-name="Strong_20_Emphasis"><text:span text:style-name="T65"/></text:span></text:p>
      <text:list text:continue-numbering="true" text:style-name="L1">
        <text:list-item>
          <text:p text:style-name="P104"><text:span text:style-name="Strong_20_Emphasis"><text:span text:style-name="T88">Finish installation</text:span></text:span></text:p>
        </text:list-item>
      </text:list>
      <text:p text:style-name="P66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8"><text:span text:style-name="Strong_20_Emphasis"><text:span text:style-name="T62"><draw:control text:anchor-type="as-char" draw:z-index="3" draw:name="Vorm24" draw:style-name="gr1" draw:text-style-name="P113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2" office:value-type="string">
            <text:p text:style-name="P67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9"><text:span text:style-name="Strong_20_Emphasis"><text:span text:style-name="T96"><draw:control text:anchor-type="as-char" draw:z-index="13" draw:name="Vorm4_ 1" draw:style-name="gr1" draw:text-style-name="P113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5"><text:span text:style-name="Strong_20_Emphasis"><text:span text:style-name="T120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91"><text:span text:style-name="Strong_20_Emphasis"><text:span text:style-name="T62"><draw:control text:anchor-type="as-char" draw:z-index="18" draw:name="Vorm4" draw:style-name="gr1" draw:text-style-name="P113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5"><text:span text:style-name="Strong_20_Emphasis"><text:span text:style-name="T55">P</text:span></text:span><text:span text:style-name="Strong_20_Emphasis"><text:span text:style-name="T35">ress the </text:span></text:span><text:span text:style-name="Strong_20_Emphasis"><text:span text:style-name="T127">Super</text:span></text:span><text:span text:style-name="Strong_20_Emphasis"><text:span text:style-name="T32"> </text:span></text:span><text:span text:style-name="Strong_20_Emphasis"><text:span text:style-name="T49">key</text:span></text:span><text:span text:style-name="Strong_20_Emphasis"><text:span text:style-name="T32"><text:note text:id="ftn6" text:note-class="footnote"><text:note-citation>1</text:note-citation><text:note-body><text:p text:style-name="P63"><text:span text:style-name="T177">The </text:span><text:span text:style-name="T176">Super</text:span><text:span text:style-name="T177"> key is the Windows key, Command key (Apple), or Magnifier key </text:span><text:span text:style-name="T178">(Chromebook)</text:span><text:span text:style-name="T177">.</text:span></text:p></text:note-body></text:note></text:span></text:span><text:span text:style-name="Strong_20_Emphasis"><text:span text:style-name="T36">, </text:span></text:span><text:span text:style-name="Strong_20_Emphasis"><text:span text:style-name="T38">type</text:span></text:span><text:span text:style-name="Strong_20_Emphasis"><text:span text:style-name="T39"> </text:span></text:span><text:span text:style-name="Strong_20_Emphasis"><text:span text:style-name="T77">ter</text:span></text:span><text:span text:style-name="Strong_20_Emphasis"><text:span text:style-name="T78">m</text:span></text:span><text:span text:style-name="Strong_20_Emphasis"><text:span text:style-name="T40"> </text:span></text:span><text:span text:style-name="Strong_20_Emphasis"><text:span text:style-name="T50">and click the </text:span></text:span><text:span text:style-name="Strong_20_Emphasis"><text:span text:style-name="T79">Terminal</text:span></text:span><text:span text:style-name="Strong_20_Emphasis"><text:span text:style-name="T50"> ico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9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80"><text:span text:style-name="T15">Type these two commands, each followed by the</text:span><text:span text:style-name="Strong_20_Emphasis"><text:span text:style-name="T40"> </text:span></text:span><text:span text:style-name="Strong_20_Emphasis"><text:span text:style-name="T128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7" office:value-type="string">
            <text:p text:style-name="P83"><text:span text:style-name="User_20_Entry"><text:span text:style-name="T111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96"><text:span text:style-name="User_20_Entry"><text:span text:style-name="T111">bash 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9" office:value-type="string">
            <text:p text:style-name="P72"><text:span text:style-name="Strong_20_Emphasis"><text:span text:style-name="T4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0" office:value-type="string">
            <text:p text:style-name="P47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91"><text:span text:style-name="Strong_20_Emphasis"><text:span text:style-name="T62"><draw:control text:anchor-type="as-char" draw:z-index="19" draw:name="Vorm 3" draw:style-name="gr1" draw:text-style-name="P113" svg:width="0.35cm" svg:height="0.35cm" draw:control="control18"/></text:span></text:span></text:p>
          </table:table-cell>
          <table:table-cell table:style-name="_33_._5f_Installatie_5f_afronden.C11" office:value-type="string">
            <text:p text:style-name="P94"><text:span text:style-name="Strong_20_Emphasis"><text:span text:style-name="T56">P</text:span></text:span><text:span text:style-name="Strong_20_Emphasis"><text:span text:style-name="T45">ress the</text:span></text:span><text:span text:style-name="Strong_20_Emphasis"><text:span text:style-name="T44"> </text:span></text:span><text:span text:style-name="Strong_20_Emphasis"><text:span text:style-name="T127">Super</text:span></text:span><text:span text:style-name="Strong_20_Emphasis"><text:span text:style-name="T45"> key</text:span></text:span><text:span text:style-name="Strong_20_Emphasis"><text:span text:style-name="T25"><text:note-ref text:note-class="footnote" text:reference-format="text" text:ref-name="ftn6">1</text:note-ref></text:span></text:span><text:span text:style-name="Strong_20_Emphasis"><text:span text:style-name="T45">, type </text:span></text:span><text:span text:style-name="Strong_20_Emphasis"><text:span text:style-name="T82">menu</text:span></text:span><text:span text:style-name="Strong_20_Emphasis"><text:span text:style-name="T45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8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43">Se</text:span></text:span><text:span text:style-name="Strong_20_Emphasis"><text:span text:style-name="T51">lect</text:span></text:span><text:span text:style-name="Strong_20_Emphasis"><text:span text:style-name="T43"> </text:span></text:span><text:span text:style-name="Strong_20_Emphasis"><text:span text:style-name="T87">3</text:span></text:span><text:span text:style-name="Strong_20_Emphasis"><text:span text:style-name="T73"> </text:span></text:span><text:span text:style-name="Strong_20_Emphasis"><text:span text:style-name="T74">Finish installatio</text:span></text:span><text:span text:style-name="Strong_20_Emphasis"><text:span text:style-name="T75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3" office:value-type="string">
            <text:p text:style-name="P73"><text:span text:style-name="Strong_20_Emphasis"><text:span text:style-name="T41">Follow the instructions on the screen.</text:span></text:span></text:p>
          </table:table-cell>
        </table:table-row>
      </table:table>
      <text:p text:style-name="P66"><text:span text:style-name="Strong_20_Emphasis"><text:span text:style-name="T27"/></text:span></text:p>
      <text:list text:continue-numbering="true" text:style-name="L1">
        <text:list-item>
          <text:p text:style-name="P107"><text:span text:style-name="Strong_20_Emphasis"><text:span text:style-name="T18">P</text:span></text:span><text:span text:style-name="Strong_20_Emphasis"><text:span text:style-name="T179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6" draw:name="Vorm40_0" draw:style-name="gr1" draw:text-style-name="P113" svg:width="0.35cm" svg:height="0.35cm" draw:control="control5"/></text:span></text:span></text:p>
          </table:table-cell>
          <table:table-cell table:style-name="Tabel2.A1" office:value-type="string">
            <text:p text:style-name="P90"><text:span text:style-name="Strong_20_Emphasis"><text:span text:style-name="T62"><draw:control text:anchor-type="as-char" draw:z-index="11" draw:name="Vorm40_ 1" draw:style-name="gr1" draw:text-style-name="P113" svg:width="0.35cm" svg:height="0.35cm" draw:control="control10"/></text:span></text:span></text:p>
          </table:table-cell>
          <table:table-cell table:style-name="Tabel2.D1" office:value-type="string">
            <text:p text:style-name="P39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46"><text:note text:id="ftn7" text:note-class="footnote"><text:note-citation>1</text:note-citation><text:note-body><text:p text:style-name="P79"><text:span text:style-name="User_20_Entry"><text:span text:style-name="T110">Login any additional </text:span></text:span><text:span text:style-name="Definition"><text:span text:style-name="T267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9"><text:span text:style-name="Strong_20_Emphasis"><text:span text:style-name="T96"><draw:control text:anchor-type="as-char" draw:z-index="14" draw:name="Vorm4_ 2" draw:style-name="gr1" draw:text-style-name="P113" svg:width="0.35cm" svg:height="0.35cm" draw:control="control13"/></text:span></text:span></text:p>
          </table:table-cell>
          <table:table-cell table:style-name="Tabel2.D2" office:value-type="string">
            <text:p text:style-name="P75"><text:span text:style-name="Strong_20_Emphasis"><text:span text:style-name="T126">Go through the welcome screens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2" office:value-type="string">
            <text:p text:style-name="P48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20" draw:name="Vorm 8" draw:style-name="gr1" draw:text-style-name="P113" svg:width="0.35cm" svg:height="0.35cm" draw:control="control19"/></text:span></text:span></text:p>
          </table:table-cell>
          <table:table-cell table:style-name="Tabel2.A1" office:value-type="string">
            <text:p text:style-name="P91"><text:span text:style-name="Strong_20_Emphasis"><text:span text:style-name="T62"><draw:control text:anchor-type="as-char" draw:z-index="21" draw:name="Vorm 9" draw:style-name="gr1" draw:text-style-name="P113" svg:width="0.35cm" svg:height="0.35cm" draw:control="control20"/></text:span></text:span></text:p>
          </table:table-cell>
          <table:table-cell table:style-name="Tabel2.D5" office:value-type="string">
            <text:p text:style-name="P41"><text:span text:style-name="Strong_20_Emphasis"><text:span text:style-name="T57">P</text:span></text:span><text:span text:style-name="Strong_20_Emphasis"><text:span text:style-name="T47">ress the </text:span></text:span><text:span text:style-name="Strong_20_Emphasis"><text:span text:style-name="T127">Super</text:span></text:span><text:span text:style-name="Strong_20_Emphasis"><text:span text:style-name="T47"> key</text:span></text:span><text:span text:style-name="Strong_20_Emphasis"><text:span text:style-name="T24"><text:note text:id="ftn8" text:note-class="footnote"><text:note-citation>2</text:note-citation><text:note-body><text:p text:style-name="P64"><text:span text:style-name="T177">The </text:span><text:span text:style-name="T176">Super</text:span><text:span text:style-name="T177"> key is the Windows key, Command key (Apple), or Magnifier key </text:span><text:span text:style-name="T178">(Chromebook)</text:span><text:span text:style-name="T177">.</text:span></text:p></text:note-body></text:note></text:span></text:span><text:span text:style-name="Strong_20_Emphasis"><text:span text:style-name="T47">, type </text:span></text:span><text:span text:style-name="Strong_20_Emphasis"><text:span text:style-name="T83">menu</text:span></text:span><text:span text:style-name="Strong_20_Emphasis"><text:span text:style-name="T47"> and click on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6" office:value-type="string">
            <text:p text:style-name="P40"><text:span text:style-name="Strong_20_Emphasis"><text:span text:style-name="T52">Select</text:span></text:span><text:span text:style-name="Strong_20_Emphasis"><text:span text:style-name="T43"> </text:span></text:span><text:span text:style-name="Strong_20_Emphasis"><text:span text:style-name="T87">4</text:span></text:span><text:span text:style-name="Strong_20_Emphasis"><text:span text:style-name="T76"> </text:span></text:span><text:span text:style-name="Strong_20_Emphasis"><text:span text:style-name="T60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7" office:value-type="string">
            <text:p text:style-name="P74"><text:span text:style-name="Strong_20_Emphasis"><text:span text:style-name="T41">Follow the instructions on the screen.</text:span></text:span></text:p>
          </table:table-cell>
        </table:table-row>
      </table:table>
      <text:p text:style-name="P49"/>
      <text:p text:style-name="P50"/>
      <text:p text:style-name="P61"><text:span text:style-name="T174">End of checklist,</text:span><text:span text:style-name="T175"> </text:span><text:span text:style-name="Strong_20_Emphasis"><text:span text:style-name="T136"><text:user-field-get text:name="Distro">Rocky Linux</text:user-field-get></text:span></text:span><text:span text:style-name="T173"><text:s/></text:span><text:span text:style-name="T172"><text:user-field-get text:name="Version">8.10</text:user-field-get></text:span><text:span text:style-name="T172"><text:s/></text:span><text:span text:style-name="Strong_20_Emphasis"><text:span text:style-name="T137">Desktop</text:span></text:span><text:span text:style-name="Strong_20_Emphasis"><text:span text:style-name="T92"> </text:span></text:span><text:span text:style-name="T174">installation is complete.</text:span></text:p>
      <text:p text:style-name="P36"/>
      <text:p text:style-name="P25"><text:span text:style-name="Emphasis"><text:span text:style-name="T288">Written</text:span></text:span><text:span text:style-name="Emphasis"><text:span text:style-name="T289"> </text:span></text:span><text:span text:style-name="Emphasis"><text:span text:style-name="T288">by</text:span></text:span><text:span text:style-name="Emphasis"><text:span text:style-name="T28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90">.</text:span></text:span></text:p>
      <text:p text:style-name="P26"><text:span text:style-name="Emphasis"><text:span text:style-name="T293">License </text:span></text:span><text:span text:style-name="Emphasis"><text:span text:style-name="T291">C</text:span></text:span><text:span text:style-name="Emphasis"><text:span text:style-name="T292">C0</text:span></text:span><text:span text:style-name="Emphasis"><text:span text:style-name="T290"> 1.0 </text:span></text:span><text:span text:style-name="Emphasis"><text:span text:style-name="T2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29T19:47:48.446560227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9:47:48.296839728</dc:date>
    <meta:keyword>Installatie</meta:keyword>
    <meta:keyword>Checklist</meta:keyword>
    <meta:keyword>Linux</meta:keyword>
    <meta:editing-cycles>6947</meta:editing-cycles>
    <meta:editing-duration>P12DT6H57M5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100" meta:word-count="584" meta:character-count="3651" meta:non-whitespace-character-count="3111"/>
    <meta:user-defined meta:name="Info 1"/>
    <meta:user-defined meta:name="Info 2"/>
    <meta:user-defined meta:name="Info 3"/>
    <meta:user-defined meta:name="Info 4"/>
  </office:meta>
</office:document-meta>
</file>